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ed43b" style:font-size-asian="10pt" style:font-style-asian="normal" style:font-weight-asian="normal" style:text-emphasize="none"/>
    </style:style>
    <style:style style:name="P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4648c" style:font-size-asian="10pt" style:font-style-asian="normal" style:font-weight-asian="normal" style:text-emphasize="none"/>
    </style:style>
    <style:style style:name="P6" style:family="paragraph" style:parent-style-name="Table_20_Contents">
      <style:paragraph-properties fo:text-align="start" style:justify-single-word="false"/>
      <style:text-properties style:font-name="Liberation Sans1" fo:font-size="10pt" style:font-size-asian="10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1" fo:font-size="10pt" officeooo:paragraph-rsid="0024648c" style:font-size-asian="10pt"/>
    </style:style>
    <style:style style:name="P8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ed43b" officeooo:paragraph-rsid="001ed43b" style:font-size-asian="10pt" style:font-style-asian="normal" style:font-weight-asian="normal" style:text-emphasize="none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ed43b" officeooo:paragraph-rsid="0024648c" style:font-size-asian="10pt" style:font-style-asian="normal" style:font-weight-asian="normal" style:text-emphasize="none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3969c" officeooo:paragraph-rsid="0023969c" style:font-size-asian="10pt" style:font-style-asian="normal" style:font-weight-asian="normal" style:text-emphasize="none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3969c" officeooo:paragraph-rsid="0024648c" style:font-size-asian="10pt" style:font-style-asian="normal" style:font-weight-asian="normal" style:font-weight-complex="bold" style:text-emphasize="none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bold" officeooo:rsid="0023f374" officeooo:paragraph-rsid="0023f374" style:font-size-asian="10pt" style:font-style-asian="normal" style:font-weight-asian="bold" style:font-weight-complex="bold" style:text-emphasize="none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bold" officeooo:rsid="00215f36" officeooo:paragraph-rsid="00215f36" style:font-size-asian="10pt" style:font-style-asian="normal" style:font-weight-asian="bold" style:font-weight-complex="bold" style:text-emphasize="none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bold" officeooo:rsid="00214bab" officeooo:paragraph-rsid="00214bab" style:font-size-asian="10pt" style:font-style-asian="normal" style:font-weight-asian="bold" style:font-weight-complex="bold" style:text-emphasize="none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officeooo:rsid="00214bab" officeooo:paragraph-rsid="00214bab" style:font-size-asian="10pt" style:font-style-asian="normal" style:font-weight-asian="normal" style:text-emphasize="none"/>
    </style:style>
    <style:style style:name="P1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1ed43b" officeooo:paragraph-rsid="001ed43b" style:font-size-asian="10pt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1" fo:font-size="10pt" officeooo:rsid="0023f374" officeooo:paragraph-rsid="0024648c" style:font-size-asian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1" fo:font-size="10pt" officeooo:rsid="0023f374" officeooo:paragraph-rsid="0023f374" style:font-size-asian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1" fo:font-size="10pt" officeooo:rsid="0024648c" officeooo:paragraph-rsid="0024648c" style:font-size-asian="10pt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e8bcd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557a1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officeooo:rsid="001e8bcd" style:font-size-asian="10pt" style:font-style-asian="normal" style:font-weight-asian="normal" style:text-emphasize="none"/>
    </style:style>
    <style:style style:name="T6" style:family="text">
      <style:text-properties officeooo:rsid="00215f36"/>
    </style:style>
    <style:style style:name="T7" style:family="text">
      <style:text-properties officeooo:rsid="0023969c"/>
    </style:style>
    <style:style style:name="T8" style:family="text">
      <style:text-properties officeooo:rsid="0023f3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tthias Gradaive</text:p>
      <text:p text:style-name="P8">Romain Chiquet<text:tab/><text:tab/><text:tab/><text:tab/><text:tab/><text:tab/><text:tab/><text:tab/><text:tab/><text:tab/><text:tab/><text:tab/><text:tab/><text:tab/><text:tab/><text:tab/><text:tab/><text:tab/>M1 GL</text:p>
      <text:p text:style-name="P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ompte rendu TP Programmation sur VLIW</text:p>
          </table:table-cell>
        </table:table-row>
      </table:table>
      <text:p text:style-name="P8"/>
      <text:p text:style-name="P12">Mise en œuvre simple de l'algorithme de la DCT (sans optimisation) :</text:p>
      <text:p text:style-name="P12"/>
      <text:p text:style-name="P5"><text:span text:style-name="T6">Voir fichier : <text:s/>table_occupation_slow</text:span></text:p>
      <text:p text:style-name="P5"><text:span text:style-name="T7"><text:s/>Ce fichier représente notre mise en œuvre de l'algorithme de la DCT. </text:span></text:p>
      <text:p text:style-name="P11">Occupation des pipeline :</text:p>
      <text:p text:style-name="P8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18">Pipeline 1</text:p>
          </table:table-cell>
          <table:table-cell table:style-name="Tableau3.A1" office:value-type="string">
            <text:p text:style-name="P18">Pipeline 2</text:p>
          </table:table-cell>
          <table:table-cell table:style-name="Tableau3.A1" office:value-type="string">
            <text:p text:style-name="P18">Pipeline 3</text:p>
          </table:table-cell>
          <table:table-cell table:style-name="Tableau3.D1" office:value-type="string">
            <text:p text:style-name="P18">Pipeline 4</text:p>
          </table:table-cell>
        </table:table-row>
        <table:table-row>
          <table:table-cell table:style-name="Tableau3.A2" office:value-type="string">
            <text:p text:style-name="P20">58 %</text:p>
          </table:table-cell>
          <table:table-cell table:style-name="Tableau3.A2" office:value-type="string">
            <text:p text:style-name="P7"><text:span text:style-name="T8">22 %</text:span></text:p>
          </table:table-cell>
          <table:table-cell table:style-name="Tableau3.A2" office:value-type="string">
            <text:p text:style-name="P18">3 %</text:p>
          </table:table-cell>
          <table:table-cell table:style-name="Tableau3.D2" office:value-type="string">
            <text:p text:style-name="P7"><text:span text:style-name="T8">21 %</text:span></text:p>
          </table:table-cell>
        </table:table-row>
      </table:table>
      <text:p text:style-name="P9"/>
      <text:p text:style-name="P13">Optimisation du code :</text:p>
      <text:p text:style-name="P8"/>
      <text:p text:style-name="P4"><text:span text:style-name="T6">Voir fichier : <text:s/>table_occupation</text:span></text:p>
      <text:p text:style-name="P10"><text:s/>Ce fichier représente notre table d'occupation après l'optimisation. </text:p>
      <text:p text:style-name="P10">Occupation des pipeline :</text:p>
      <text:p text:style-name="P10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9">Pipeline 1</text:p>
          </table:table-cell>
          <table:table-cell table:style-name="Tableau2.A1" office:value-type="string">
            <text:p text:style-name="P19">Pipeline 2</text:p>
          </table:table-cell>
          <table:table-cell table:style-name="Tableau2.A1" office:value-type="string">
            <text:p text:style-name="P19">Pipeline 3</text:p>
          </table:table-cell>
          <table:table-cell table:style-name="Tableau2.D1" office:value-type="string">
            <text:p text:style-name="P19">Pipeline 4</text:p>
          </table:table-cell>
        </table:table-row>
        <table:table-row>
          <table:table-cell table:style-name="Tableau2.A2" office:value-type="string">
            <text:p text:style-name="P19">62 %</text:p>
          </table:table-cell>
          <table:table-cell table:style-name="Tableau2.A2" office:value-type="string">
            <text:p text:style-name="P6">3<text:span text:style-name="T8">9 %</text:span></text:p>
          </table:table-cell>
          <table:table-cell table:style-name="Tableau2.A2" office:value-type="string">
            <text:p text:style-name="P6">4<text:span text:style-name="T8">3 %</text:span></text:p>
          </table:table-cell>
          <table:table-cell table:style-name="Tableau2.D2" office:value-type="string">
            <text:p text:style-name="P6">3<text:span text:style-name="T8">7 %</text:span></text:p>
          </table:table-cell>
        </table:table-row>
      </table:table>
      <text:p text:style-name="P10"><text:s/></text:p>
      <text:p text:style-name="P8"/>
      <text:p text:style-name="P14">Bilan :</text:p>
      <text:p text:style-name="P8"/>
      <text:p text:style-name="P3">L'écriture de la DCT rapide en virgule flottante (et en C) fut simple et n'a présenté aucune difficulté.</text:p>
      <text:p text:style-name="P2"/>
      <text:p text:style-name="P1"><text:span text:style-name="T1">L'écriture de la version en virgule fixe (toujours en C) a simplement demandé une petite </text:span><text:span text:style-name="T2">réflexion</text:span><text:span text:style-name="T1"> pour le choix du format de codage.</text:span></text:p>
      <text:p text:style-name="P1"><text:span text:style-name="T1">Une fois ce format défini, </text:span><text:span text:style-name="T2">l’implémentation</text:span><text:span text:style-name="T1"> est également très rapide.</text:span></text:p>
      <text:p text:style-name="P2"/>
      <text:p text:style-name="P1"><text:span text:style-name="T1">La mise en œuvre de la DCT (non optimisée) sur une version VLIW du NIOS n'a également pas présenté de difficulté. Le code assembleur reste relativement </text:span><text:span text:style-name="T4">« proche » du code C. Chacune des instructions VLIW que nous écrivons ne comprenait en réalité qu'une seule instruction DLX. Nous avons juste eu à faire </text:span></text:p>
      <text:p text:style-name="P1"><text:span text:style-name="T1">attention aux dépendances de données en rajoutant des nop quand </text:span><text:span text:style-name="T2">nécessaire.</text:span></text:p>
      <text:p text:style-name="P2"/>
      <text:p text:style-name="P1"><text:span text:style-name="T1">L'optimisation de la DCT en VLIW fut plus complexe. La principale difficulté était la multitude de solutions possibles pour optimiser le code. Il était en effet </text:span><text:span text:style-name="T4">difficile d'anticiper les avantages et les </text:span><text:span text:style-name="T5">inconvénients</text:span><text:span text:style-name="T4"> que chacune des solutions pouvait apporter pour la suite de l'optimisation.</text:span></text:p>
      <text:p text:style-name="P1"><text:span text:style-name="T1">Un autre obstacle fut l'utilisation des slots </text:span><text:span text:style-name="T3">d’exécution.</text:span><text:span text:style-name="T1"> Les slots 2 et 4 étant les seuls à pouvoir effectuer respectivement les chargements et les </text:span><text:span text:style-name="T2">multiplications</text:span><text:span text:style-name="T4"> en plus d'avoir des latences </text:span><text:span text:style-name="T5">d’exécution</text:span><text:span text:style-name="T4"> supérieures aux slots 1 et 3. Leur utilisation devait donc être </text:span><text:span text:style-name="T5">rigoureusement</text:span><text:span text:style-name="T4"> pensé afin de ne pas provoquer des aléas de dépendances de données ou faire attendre les autres slots.</text:span></text:p>
      <text:p text:style-name="P15">Suite à la phase d'optimisation, nous sommes parvenu à réduire de moitié le nombre d'instructions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</meta:initial-creator>
    <meta:creation-date>2015-03-19T15:56:16.610980636</meta:creation-date>
    <dc:date>2015-03-20T12:29:40.561258979</dc:date>
    <meta:editing-duration>PT33M1S</meta:editing-duration>
    <meta:editing-cycles>12</meta:editing-cycles>
    <meta:generator>LibreOffice/4.2.7.2$Linux_X86_64 LibreOffice_project/420m0$Build-2</meta:generator>
    <dc:creator>Matthias </dc:creator>
    <meta:document-statistic meta:table-count="3" meta:image-count="0" meta:object-count="0" meta:page-count="1" meta:paragraph-count="37" meta:word-count="333" meta:character-count="2026" meta:non-whitespace-character-count="1704"/>
  </office:meta>
</office:document-meta>
</file>